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2493*"/>
    </style:style>
    <style:style style:name="Table1.B" style:family="table-column">
      <style:table-column-properties style:column-width="0.7458in" style:rel-column-width="1074*"/>
    </style:style>
    <style:style style:name="Table1.C" style:family="table-column">
      <style:table-column-properties style:column-width="2.716in" style:rel-column-width="3911*"/>
    </style:style>
    <style:style style:name="Table1.D" style:family="table-column">
      <style:table-column-properties style:column-width="1.7319in" style:rel-column-width="2494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34fff" officeooo:paragraph-rsid="00034fff"/>
    </style:style>
    <style:style style:name="P2" style:family="paragraph" style:parent-style-name="Standard">
      <style:text-properties officeooo:rsid="00034fff" officeooo:paragraph-rsid="0003aa59"/>
    </style:style>
    <style:style style:name="P3" style:family="paragraph" style:parent-style-name="Standard">
      <style:text-properties officeooo:rsid="0003bf41" officeooo:paragraph-rsid="0003bf41"/>
    </style:style>
    <style:style style:name="P4" style:family="paragraph" style:parent-style-name="Standard">
      <style:text-properties officeooo:rsid="0008a7d4" officeooo:paragraph-rsid="0008a7d4"/>
    </style:style>
    <style:style style:name="P5" style:family="paragraph" style:parent-style-name="Standard" style:list-style-name="L2">
      <style:text-properties officeooo:rsid="0008a7d4" officeooo:paragraph-rsid="000b132e"/>
    </style:style>
    <style:style style:name="P6" style:family="paragraph" style:parent-style-name="Standard">
      <style:text-properties officeooo:rsid="000e3929" officeooo:paragraph-rsid="000e3929"/>
    </style:style>
    <style:style style:name="P7" style:family="paragraph" style:parent-style-name="Standard" style:list-style-name="L1">
      <style:text-properties officeooo:rsid="000e3929" officeooo:paragraph-rsid="000e3929"/>
    </style:style>
    <style:style style:name="P8" style:family="paragraph" style:parent-style-name="Standard" style:list-style-name="L2">
      <style:text-properties officeooo:rsid="000e3929" officeooo:paragraph-rsid="000e3929"/>
    </style:style>
    <style:style style:name="P9" style:family="paragraph" style:parent-style-name="Standard" style:list-style-name="L2">
      <style:text-properties officeooo:rsid="000e3929" officeooo:paragraph-rsid="00119d87"/>
    </style:style>
    <style:style style:name="P10" style:family="paragraph" style:parent-style-name="Standard" style:list-style-name="L2">
      <style:text-properties officeooo:rsid="00119d87" officeooo:paragraph-rsid="00119d87"/>
    </style:style>
    <style:style style:name="P11" style:family="paragraph" style:parent-style-name="Standard" style:list-style-name="L1">
      <style:text-properties officeooo:rsid="00119d87" officeooo:paragraph-rsid="00119d87"/>
    </style:style>
    <style:style style:name="P12" style:family="paragraph" style:parent-style-name="Table_20_Contents">
      <style:text-properties officeooo:rsid="000e3929" officeooo:paragraph-rsid="000e3929"/>
    </style:style>
    <style:style style:name="P13" style:family="paragraph" style:parent-style-name="Table_20_Contents">
      <style:text-properties officeooo:rsid="00119d87" officeooo:paragraph-rsid="00119d87"/>
    </style:style>
    <style:style style:name="T1" style:family="text">
      <style:text-properties officeooo:rsid="000e3929"/>
    </style:style>
    <style:style style:name="T2" style:family="text">
      <style:text-properties officeooo:rsid="000fe1a3"/>
    </style:style>
    <style:style style:name="T3" style:family="text">
      <style:text-properties officeooo:rsid="00119d8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Work Instruction for <text:span text:style-name="T1">24180BBABS PET Bottle Cutter</text:span></text:p>
      <text:h text:style-name="Heading_20_1" text:outline-level="1"><text:span text:style-name="T1">Assembled </text:span>Item</text:h>
      <text:p text:style-name="P6">Bill of Material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2">Reference Letter</text:p>
          </table:table-cell>
          <table:table-cell table:style-name="Table1.A1" office:value-type="string">
            <text:p text:style-name="P12">Quantity</text:p>
          </table:table-cell>
          <table:table-cell table:style-name="Table1.A1" office:value-type="string">
            <text:p text:style-name="P12">Part Number</text:p>
          </table:table-cell>
          <table:table-cell table:style-name="Table1.D1" office:value-type="string">
            <text:p text:style-name="P12">Description</text:p>
          </table:table-cell>
        </table:table-row>
        <table:table-row>
          <table:table-cell table:style-name="Table1.A2" office:value-type="string">
            <text:p text:style-name="P12">A</text:p>
          </table:table-cell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2">Mounting plate</text:p>
          </table:table-cell>
        </table:table-row>
        <table:table-row>
          <table:table-cell table:style-name="Table1.A2" office:value-type="string">
            <text:p text:style-name="P12">B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2">Bottle support</text:p>
          </table:table-cell>
        </table:table-row>
        <table:table-row>
          <table:table-cell table:style-name="Table1.A2" office:value-type="string">
            <text:p text:style-name="P12">C</text:p>
          </table:table-cell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2">5M x ?? screw</text:p>
          </table:table-cell>
        </table:table-row>
        <table:table-row>
          <table:table-cell table:style-name="Table1.A2" office:value-type="string">
            <text:p text:style-name="P12">D</text:p>
          </table:table-cell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2">bearing</text:p>
          </table:table-cell>
        </table:table-row>
        <table:table-row>
          <table:table-cell table:style-name="Table1.A2" office:value-type="string">
            <text:p text:style-name="P12">E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2">Spring</text:p>
          </table:table-cell>
        </table:table-row>
        <table:table-row>
          <table:table-cell table:style-name="Table1.A2" office:value-type="string">
            <text:p text:style-name="P12">F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3">Set Screw</text:p>
          </table:table-cell>
        </table:table-row>
        <table:table-row>
          <table:table-cell table:style-name="Table1.A2" office:value-type="string">
            <text:p text:style-name="P12">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6"/>
      <text:p text:style-name="P1"/>
      <text:p text:style-name="P3">Equipment Required</text:p>
      <text:list text:style-name="L1">
        <text:list-item>
          <text:p text:style-name="P7">4 mm hex wrench</text:p>
        </text:list-item>
        <text:list-item>
          <text:p text:style-name="P11">2.5 mm hex wrench</text:p>
        </text:list-item>
      </text:list>
      <text:p text:style-name="P4"/>
      <text:p text:style-name="P2"/>
      <text:list text:style-name="L2">
        <text:list-item>
          <text:p text:style-name="P8">Verify Bottle Support (B) fits in Mounting Plate (A). Drill with 9 mm (23/64 in, 0.36 in) bit if necessary.</text:p>
        </text:list-item>
        <text:list-item>
          <text:p text:style-name="P8">Place Bearing (D), then Spring (E) on Screw (C).</text:p>
        </text:list-item>
        <text:list-item>
          <text:p text:style-name="P8">Using hex wrench, screw <text:span text:style-name="T2">Screw (C) into bottom center hole on Mounting Plate (A) </text:span><text:span text:style-name="T3">until bearing is just below the top of the bottle guide.</text:span></text:p>
        </text:list-item>
        <text:list-item>
          <text:p text:style-name="P10">Place the other Bearing (D) on the other Screw ©.</text:p>
        </text:list-item>
        <text:list-item>
          <text:p text:style-name="P9">Using hex wrench, screw <text:span text:style-name="T2">Screw (C) into </text:span><text:span text:style-name="T3">top</text:span><text:span text:style-name="T2"> center hole on Mounting Plate (A) </text:span><text:span text:style-name="T3">until it stops.</text:span></text:p>
        </text:list-item>
        <text:list-item>
          <text:p text:style-name="P10">Loosen the first screw until the two bearing turn tightly together.</text:p>
        </text:list-item>
        <text:list-item>
          <text:p text:style-name="P10">Screw the Set Screw (F) into the center of the Bottle Guide until the top is around the forth mark from the top. </text:p>
          <text:list>
            <text:list-item>
              <text:list>
                <text:list-item>
                  <text:list>
                    <text:list-header>
                      <text:p text:style-name="P5"/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3T22:12:54.828000000</meta:creation-date>
    <dc:date>2024-07-13T20:43:44.928000000</dc:date>
    <meta:editing-duration>PT22H4M40S</meta:editing-duration>
    <meta:editing-cycles>9</meta:editing-cycles>
    <meta:generator>LibreOffice/24.2.4.2$Windows_X86_64 LibreOffice_project/51a6219feb6075d9a4c46691dcfe0cd9c4fff3c2</meta:generator>
    <meta:document-statistic meta:table-count="1" meta:image-count="0" meta:object-count="0" meta:page-count="1" meta:paragraph-count="36" meta:word-count="177" meta:character-count="880" meta:non-whitespace-character-count="747"/>
  </office:meta>
</office:document-meta>
</file>